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/>
    </style:style>
    <style:style style:name="t1.A" style:family="table-column">
      <style:table-column-properties style:column-width="0.8688in"/>
    </style:style>
    <style:style style:name="t1.B" style:family="table-column">
      <style:table-column-properties style:column-width="0.8257in"/>
    </style:style>
    <style:style style:name="t1.C" style:family="table-column">
      <style:table-column-properties style:column-width="0.8368in"/>
    </style:style>
    <style:style style:name="t1.D" style:family="table-column">
      <style:table-column-properties style:column-width="0.8264in"/>
    </style:style>
    <style:style style:name="t1.E" style:family="table-column">
      <style:table-column-properties style:column-width="0.8361in"/>
    </style:style>
    <style:style style:name="t1.H" style:family="table-column">
      <style:table-column-properties style:column-width="0.834in"/>
    </style:style>
    <style:style style:name="t1.1" style:family="table-row">
      <style:table-row-properties style:keep-together="false" fo:keep-together="always"/>
    </style:style>
    <style:style style:name="t1.A1" style:family="table-cell">
      <style:table-cell-properties style:vertical-align="middle" fo:padding="0.0382in" fo:border-left="none" fo:border-right="none" fo:border-top="none" fo:border-bottom="0.0007in solid #000000"/>
    </style:style>
    <style:style style:name="t1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1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1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1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7" style:family="table-row">
      <style:table-row-properties style:min-row-height="0.1771in" style:keep-together="false" fo:keep-together="always" style:use-optimal-row-height="false"/>
    </style:style>
    <style:style style:name="t1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1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2" style:family="table">
      <style:table-properties style:width="6.6903in" table:align="center" style:may-break-between-rows="false"/>
    </style:style>
    <style:style style:name="t2.A" style:family="table-column">
      <style:table-column-properties style:column-width="0.8688in"/>
    </style:style>
    <style:style style:name="t2.B" style:family="table-column">
      <style:table-column-properties style:column-width="0.8257in"/>
    </style:style>
    <style:style style:name="t2.C" style:family="table-column">
      <style:table-column-properties style:column-width="0.8368in"/>
    </style:style>
    <style:style style:name="t2.D" style:family="table-column">
      <style:table-column-properties style:column-width="0.8264in"/>
    </style:style>
    <style:style style:name="t2.E" style:family="table-column">
      <style:table-column-properties style:column-width="0.8361in"/>
    </style:style>
    <style:style style:name="t2.H" style:family="table-column">
      <style:table-column-properties style:column-width="0.834in"/>
    </style:style>
    <style:style style:name="t2.1" style:family="table-row">
      <style:table-row-properties style:keep-together="false" fo:keep-together="always"/>
    </style:style>
    <style:style style:name="t2.A1" style:family="table-cell">
      <style:table-cell-properties style:vertical-align="middle" fo:padding="0.0382in" fo:border-left="none" fo:border-right="none" fo:border-top="none" fo:border-bottom="0.0007in solid #000000"/>
    </style:style>
    <style:style style:name="t2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2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2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2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2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7" style:family="table-row">
      <style:table-row-properties style:min-row-height="0.1771in" style:keep-together="false" fo:keep-together="always" style:use-optimal-row-height="false"/>
    </style:style>
    <style:style style:name="t2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2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3" style:family="table">
      <style:table-properties style:width="6.6903in" table:align="center" style:may-break-between-rows="false"/>
    </style:style>
    <style:style style:name="t3.A" style:family="table-column">
      <style:table-column-properties style:column-width="0.8688in"/>
    </style:style>
    <style:style style:name="t3.B" style:family="table-column">
      <style:table-column-properties style:column-width="0.8257in"/>
    </style:style>
    <style:style style:name="t3.C" style:family="table-column">
      <style:table-column-properties style:column-width="0.8368in"/>
    </style:style>
    <style:style style:name="t3.D" style:family="table-column">
      <style:table-column-properties style:column-width="0.8264in"/>
    </style:style>
    <style:style style:name="t3.E" style:family="table-column">
      <style:table-column-properties style:column-width="0.8361in"/>
    </style:style>
    <style:style style:name="t3.H" style:family="table-column">
      <style:table-column-properties style:column-width="0.834in"/>
    </style:style>
    <style:style style:name="t3.1" style:family="table-row">
      <style:table-row-properties style:keep-together="false" fo:keep-together="always"/>
    </style:style>
    <style:style style:name="t3.A1" style:family="table-cell">
      <style:table-cell-properties style:vertical-align="middle" fo:padding="0.0382in" fo:border-left="none" fo:border-right="none" fo:border-top="none" fo:border-bottom="0.0007in solid #000000"/>
    </style:style>
    <style:style style:name="t3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3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3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3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3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3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7" style:family="table-row">
      <style:table-row-properties style:min-row-height="0.1771in" style:keep-together="false" fo:keep-together="always" style:use-optimal-row-height="false"/>
    </style:style>
    <style:style style:name="t3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3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t4" style:family="table">
      <style:table-properties style:width="6.6903in" table:align="center" style:may-break-between-rows="false"/>
    </style:style>
    <style:style style:name="t4.A" style:family="table-column">
      <style:table-column-properties style:column-width="0.8688in"/>
    </style:style>
    <style:style style:name="t4.B" style:family="table-column">
      <style:table-column-properties style:column-width="0.8257in"/>
    </style:style>
    <style:style style:name="t4.C" style:family="table-column">
      <style:table-column-properties style:column-width="0.8368in"/>
    </style:style>
    <style:style style:name="t4.D" style:family="table-column">
      <style:table-column-properties style:column-width="0.8264in"/>
    </style:style>
    <style:style style:name="t4.E" style:family="table-column">
      <style:table-column-properties style:column-width="0.8361in"/>
    </style:style>
    <style:style style:name="t4.H" style:family="table-column">
      <style:table-column-properties style:column-width="0.834in"/>
    </style:style>
    <style:style style:name="t4.1" style:family="table-row">
      <style:table-row-properties style:keep-together="false" fo:keep-together="always"/>
    </style:style>
    <style:style style:name="t4.A1" style:family="table-cell">
      <style:table-cell-properties style:vertical-align="middle" fo:padding="0.0382in" fo:border-left="none" fo:border-right="none" fo:border-top="none" fo:border-bottom="0.0007in solid #000000"/>
    </style:style>
    <style:style style:name="t4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t4.C2" style:family="table-cell">
      <style:table-cell-properties style:vertical-align="" fo:padding="0.0201in" fo:border-left="0.0007in solid #000000" fo:border-right="none" fo:border-top="0.0347in solid #000000" fo:border-bottom="0.0007in solid #000000"/>
    </style:style>
    <style:style style:name="t4.H2" style:family="table-cell">
      <style:table-cell-properties style:vertical-align=""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A4" style:family="table-cell">
      <style:table-cell-properties style:vertical-align="bottom" fo:padding="0.0382in" fo:border-left="0.0347in solid #000000" fo:border-right="none" fo:border-top="none" fo:border-bottom="0.0007in solid #000000"/>
    </style:style>
    <style:style style:name="t4.B4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.C4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t4.H4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7" style:family="table-row">
      <style:table-row-properties style:min-row-height="0.1771in" style:keep-together="false" fo:keep-together="always" style:use-optimal-row-height="false"/>
    </style:style>
    <style:style style:name="t4.A8" style:family="table-cell">
      <style:table-cell-properties style:vertical-align="bottom" fo:padding="0.0382in" fo:border-left="0.0347in solid #000000" fo:border-right="none" fo:border-top="none" fo:border-bottom="0.0347in solid #000000"/>
    </style:style>
    <style:style style:name="t4.C8" style:family="table-cell">
      <style:table-cell-properties style:vertical-align="bottom" fo:padding="0.0382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4" style:family="paragraph" style:parent-style-name="Text_20_body">
      <style:paragraph-properties fo:line-height="100%" fo:text-align="justify" style:justify-single-word="false"/>
    </style:style>
    <style:style style:name="P25" style:family="paragraph" style:parent-style-name="Text_20_body">
      <style:paragraph-properties fo:margin-top="0in" fo:margin-bottom="0in" fo:line-height="100%"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font-size="10pt" fo:language="en" fo:country="US" fo:background-color="transparen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normal" style:font-weight-asian="normal" style:font-name-complex="Arial" style:font-weight-complex="normal"/>
    </style:style>
    <style:style style:name="T3" style:family="text">
      <style:text-properties style:text-underline-style="none" style:font-name-complex="Arial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ru" fo:country="RU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-complex="Ari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complex="Ari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15" style:family="text">
      <style:text-properties fo:color="#000000"/>
    </style:style>
    <style:style style:name="T16" style:family="text">
      <style:text-properties fo:color="#000000" fo:language="en" fo:country="US"/>
    </style:style>
    <style:style style:name="T17" style:family="text">
      <style:text-properties fo:color="#000000" style:text-position="super 58%"/>
    </style:style>
    <style:style style:name="T18" style:family="text">
      <style:text-properties style:use-window-font-color="true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fo:language="en" fo:country="US" style:font-size-asian="12pt"/>
    </style:style>
    <style:style style:name="T21" style:family="text">
      <style:text-properties fo:font-size="12pt" fo:language="en" fo:country="US" fo:font-weight="normal" style:font-size-asian="12pt" style:font-weight-asian="normal"/>
    </style:style>
    <style:style style:name="T22" style:family="text">
      <style:text-properties fo:font-size="12pt" fo:font-weight="normal" style:font-size-asian="12pt" style:font-weight-asian="normal"/>
    </style:style>
    <style:style style:name="T23" style:family="text">
      <style:text-properties style:text-position="super 65%" fo:font-size="10pt" style:font-size-asian="10pt" style:font-size-complex="10pt"/>
    </style:style>
    <style:style style:name="T24" style:family="text">
      <style:text-properties style:text-position="super 65%" fo:font-size="10pt" fo:language="en" fo:country="US" style:font-size-asian="10pt" style:font-size-complex="10pt"/>
    </style:style>
    <style:style style:name="T25" style:family="text">
      <style:text-properties style:text-position="sub 65%" fo:font-size="10pt" fo:language="en" fo:country="US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color="#ff6600"/>
    </style:style>
    <style:style style:name="T29" style:family="text">
      <style:text-properties fo:color="#ff66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>ПРОТОКОЛ <text:span text:style-name="T7">ПОВЕРКИ</text:span></text:p>
      <text:p text:style-name="P5"/>
      <text:p text:style-name="P6">Измерителя-сигнализатора СРК-АТ2327</text:p>
      <text:p text:style-name="P6">Зав. № <text:span text:style-name="T4">$srk_serial</text:span></text:p>
      <text:p text:style-name="P20"><text:span text:style-name="T14">Измери</text:span><text:span text:style-name="T10">принадлежащего </text:span><text:span text:style-name="T13">.</text:span><text:span text:style-name="T12"> <text:s text:c="105"/></text:span><text:span text:style-name="T13">.</text:span></text:p>
      <text:p text:style-name="P23"/>
      <text:p text:style-name="P16">Поверка проводилась на базе УП «АТОМТЕХ», в нормальных климатических условиях при температуре <text:span text:style-name="T8">Т</text:span> = <text:span text:style-name="T11"><text:s/></text:span><text:span text:style-name="T9">$temp </text:span><text:s/>°<text:span text:style-name="T8">С</text:span>, атмосферном давлении <text:span text:style-name="T8">Р</text:span> = <text:span text:style-name="T11"><text:s text:c="5"/></text:span><text:s/>мм.рт.ст, относительной влажности воздуха <text:span text:style-name="T8">р</text:span> = <text:span text:style-name="T11"><text:s/></text:span><text:span text:style-name="T9">$vlag </text:span><text:s/>%, внешнем фоне γ-излучения <text:span text:style-name="T6">H</text:span>*(10) = <text:span text:style-name="T11"><text:s/></text:span><text:span text:style-name="T9">$bground </text:span><text:s/>мкЗв/ч, <text:s/>согласно методике, изложенной в <text:span text:style-name="T18">МП. </text:span><text:span text:style-name="T28">МН-</text:span><text:span text:style-name="T29">854</text:span><text:span text:style-name="T28">-200</text:span><text:span text:style-name="T29">0</text:span></text:p>
      <text:p text:style-name="P21"><text:span text:style-name="T7">1. С</text:span>редства <text:span text:style-name="T7">поверки</text:span></text:p>
      <text:p text:style-name="P18">а)<text:tab/>Эталонные средства измерений:</text:p>
      <text:p text:style-name="P17">- $facility_src_cs_rus<text:span text:style-name="T16">;</text:span></text:p>
      <text:p text:style-name="P19"/>
      <text:p text:style-name="P22">2. Поверка блоков детектирования</text:p>
      <text:p text:style-name="P18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5">- контроль работоспособности<text:tab/></text:p>
      <text:p text:style-name="P18"><text:span text:style-name="T7">б</text:span>)<text:tab/><text:span text:style-name="Основной_20_шрифт_20_абзаца"><text:span text:style-name="T19">Определение чувствительности прибора с </text:span></text:span><text:span text:style-name="Основной_20_шрифт_20_абзаца"><text:span text:style-name="T20">$type</text:span></text:span><text:span text:style-name="Основной_20_шрифт_20_абзаца"><text:span text:style-name="T19"> в корпусе герметичного контейнера с защитным экраном</text:span></text:span></text:p>
      <text:p text:style-name="P24"><text:span text:style-name="Основной_20_шрифт_20_абзаца"><text:span text:style-name="T22"/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row table:style-name="t1.1">
          <table:table-cell table:style-name="t1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1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1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1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1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1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1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1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1.1">
          <table:table-cell table:style-name="t1.A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table-cell table:style-name="t1.B3" office:value-type="string">
            <text:p text:style-name="P29">Результаты измерения</text:p>
          </table:table-cell>
          <table:table-cell table:style-name="t1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1</text:p>
          </table:table-cell>
          <table:table-cell table:style-name="t1.B4" table:number-rows-spanned="5" office:value-type="string">
            <text:p text:style-name="P26">$bg_avr1</text:p>
          </table:table-cell>
          <table:table-cell table:style-name="t1.C4" office:value-type="string">
            <text:p text:style-name="P10">$1-21</text:p>
          </table:table-cell>
          <table:table-cell table:style-name="t1.B4" table:number-rows-spanned="5" office:value-type="string">
            <text:p text:style-name="P12">$sr_avr1</text:p>
          </table:table-cell>
          <table:table-cell table:style-name="t1.B4" table:number-rows-spanned="5" office:value-type="string">
            <text:p text:style-name="P9">$activity</text:p>
          </table:table-cell>
          <table:table-cell table:style-name="t1.B4" table:number-rows-spanned="5" office:value-type="string">
            <text:p text:style-name="P9">$sence1</text:p>
          </table:table-cell>
          <table:table-cell table:style-name="t1.B4" table:number-rows-spanned="5" office:value-type="string">
            <text:p text:style-name="P9">$pogr1</text:p>
          </table:table-cell>
          <table:table-cell table:style-name="t1.H4" table:number-rows-spanned="5" office:value-type="string">
            <text:p text:style-name="P28">± 11</text:p>
          </table:table-cell>
        </table:table-row>
        <table:table-row table:style-name="t1.1">
          <table:table-cell table:style-name="t1.A4" office:value-type="string">
            <text:p text:style-name="P10">$1-12</text:p>
          </table:table-cell>
          <table:covered-table-cell/>
          <table:table-cell table:style-name="t1.C4" office:value-type="string">
            <text:p text:style-name="P10">$1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4" office:value-type="string">
            <text:p text:style-name="P10">$1-13</text:p>
          </table:table-cell>
          <table:covered-table-cell/>
          <table:table-cell table:style-name="t1.C4" office:value-type="string">
            <text:p text:style-name="P10">$1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7">
          <table:table-cell table:style-name="t1.A4" office:value-type="string">
            <text:p text:style-name="P10">$1-14</text:p>
          </table:table-cell>
          <table:covered-table-cell/>
          <table:table-cell table:style-name="t1.C4" office:value-type="string">
            <text:p text:style-name="P10">$1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1.1">
          <table:table-cell table:style-name="t1.A8" office:value-type="string">
            <text:p text:style-name="P10">$1-15</text:p>
          </table:table-cell>
          <table:covered-table-cell/>
          <table:table-cell table:style-name="t1.C8" office:value-type="string">
            <text:p text:style-name="P10">$1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ext:soft-page-break/>
        <table:table-row table:style-name="t2.1">
          <table:table-cell table:style-name="t2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2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2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2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2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2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2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2.1">
          <table:table-cell table:style-name="t2.A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table-cell table:style-name="t2.B3" office:value-type="string">
            <text:p text:style-name="P29">Результаты измерения</text:p>
          </table:table-cell>
          <table:table-cell table:style-name="t2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4">$2-</text:span>11</text:p>
          </table:table-cell>
          <table:table-cell table:style-name="t2.B4" table:number-rows-spanned="5" office:value-type="string">
            <text:p text:style-name="P26">$bg_avr2</text:p>
          </table:table-cell>
          <table:table-cell table:style-name="t2.C4" office:value-type="string">
            <text:p text:style-name="P10"><text:span text:style-name="T4">$2-</text:span>21</text:p>
          </table:table-cell>
          <table:table-cell table:style-name="t2.B4" table:number-rows-spanned="5" office:value-type="string">
            <text:p text:style-name="P12">$sr_avr2</text:p>
          </table:table-cell>
          <table:table-cell table:style-name="t2.B4" table:number-rows-spanned="5" office:value-type="string">
            <text:p text:style-name="P9">$activity</text:p>
          </table:table-cell>
          <table:table-cell table:style-name="t2.B4" table:number-rows-spanned="5" office:value-type="string">
            <text:p text:style-name="P9">$sence2</text:p>
          </table:table-cell>
          <table:table-cell table:style-name="t2.B4" table:number-rows-spanned="5" office:value-type="string">
            <text:p text:style-name="P9">$pogr2</text:p>
          </table:table-cell>
          <table:table-cell table:style-name="t2.H4" table:number-rows-spanned="5" office:value-type="string">
            <text:p text:style-name="P28">± 11</text:p>
          </table:table-cell>
        </table:table-row>
        <table:table-row table:style-name="t2.1">
          <table:table-cell table:style-name="t2.A4" office:value-type="string">
            <text:p text:style-name="P10"><text:span text:style-name="T4">$2-</text:span>12</text:p>
          </table:table-cell>
          <table:covered-table-cell/>
          <table:table-cell table:style-name="t2.C4" office:value-type="string">
            <text:p text:style-name="P11">$2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4" office:value-type="string">
            <text:p text:style-name="P10"><text:span text:style-name="T4">$2-</text:span>13</text:p>
          </table:table-cell>
          <table:covered-table-cell/>
          <table:table-cell table:style-name="t2.C4" office:value-type="string">
            <text:p text:style-name="P11">$2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7">
          <table:table-cell table:style-name="t2.A4" office:value-type="string">
            <text:p text:style-name="P11">$2-14</text:p>
          </table:table-cell>
          <table:covered-table-cell/>
          <table:table-cell table:style-name="t2.C4" office:value-type="string">
            <text:p text:style-name="P11">$2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2.1">
          <table:table-cell table:style-name="t2.A8" office:value-type="string">
            <text:p text:style-name="P10"><text:span text:style-name="T4">$2-</text:span>15</text:p>
          </table:table-cell>
          <table:covered-table-cell/>
          <table:table-cell table:style-name="t2.C8" office:value-type="string">
            <text:p text:style-name="P10">$<text:span text:style-name="T4">2</text:span>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row table:style-name="t3.1">
          <table:table-cell table:style-name="t3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3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3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3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3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3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3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3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3.1">
          <table:table-cell table:style-name="t3.A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table-cell table:style-name="t3.B3" office:value-type="string">
            <text:p text:style-name="P29">Результаты измерения</text:p>
          </table:table-cell>
          <table:table-cell table:style-name="t3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<text:span text:style-name="T4">$3-</text:span>11</text:p>
          </table:table-cell>
          <table:table-cell table:style-name="t3.B4" table:number-rows-spanned="5" office:value-type="string">
            <text:p text:style-name="P26">$bg_avr3</text:p>
          </table:table-cell>
          <table:table-cell table:style-name="t3.C4" office:value-type="string">
            <text:p text:style-name="P10"><text:span text:style-name="T4">$3-</text:span>2<text:span text:style-name="T4">1</text:span></text:p>
          </table:table-cell>
          <table:table-cell table:style-name="t3.B4" table:number-rows-spanned="5" office:value-type="string">
            <text:p text:style-name="P12">$sr_avr3</text:p>
          </table:table-cell>
          <table:table-cell table:style-name="t3.B4" table:number-rows-spanned="5" office:value-type="string">
            <text:p text:style-name="P9">$activity</text:p>
          </table:table-cell>
          <table:table-cell table:style-name="t3.B4" table:number-rows-spanned="5" office:value-type="string">
            <text:p text:style-name="P9">$sence3</text:p>
          </table:table-cell>
          <table:table-cell table:style-name="t3.B4" table:number-rows-spanned="5" office:value-type="string">
            <text:p text:style-name="P9">$pogr3</text:p>
          </table:table-cell>
          <table:table-cell table:style-name="t3.H4" table:number-rows-spanned="5" office:value-type="string">
            <text:p text:style-name="P28">± 11</text:p>
          </table:table-cell>
        </table:table-row>
        <table:table-row table:style-name="t3.1">
          <table:table-cell table:style-name="t3.A4" office:value-type="string">
            <text:p text:style-name="P11">$3-12</text:p>
          </table:table-cell>
          <table:covered-table-cell/>
          <table:table-cell table:style-name="t3.C4" office:value-type="string">
            <text:p text:style-name="P11">$3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4" office:value-type="string">
            <text:p text:style-name="P10">$<text:span text:style-name="T4">3</text:span>-13</text:p>
          </table:table-cell>
          <table:covered-table-cell/>
          <table:table-cell table:style-name="t3.C4" office:value-type="string">
            <text:p text:style-name="P11">$3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7">
          <table:table-cell table:style-name="t3.A4" office:value-type="string">
            <text:p text:style-name="P11">$3-14</text:p>
          </table:table-cell>
          <table:covered-table-cell/>
          <table:table-cell table:style-name="t3.C4" office:value-type="string">
            <text:p text:style-name="P11">$3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3.1">
          <table:table-cell table:style-name="t3.A8" office:value-type="string">
            <text:p text:style-name="P11">$3-15</text:p>
          </table:table-cell>
          <table:covered-table-cell/>
          <table:table-cell table:style-name="t3.C8" office:value-type="string">
            <text:p text:style-name="P11">$3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row table:style-name="t4.1">
          <table:table-cell table:style-name="t4.A1" table:number-columns-spanned="8" office:value-type="string">
            <text:p text:style-name="P25"><text:span text:style-name="Основной_20_шрифт_20_абзаца"><text:span text:style-name="T22">Блок детектирования </text:span></text:span><text:span text:style-name="Основной_20_шрифт_20_абзаца"><text:span text:style-name="T21">$type4</text:span></text:span><text:span text:style-name="Основной_20_шрифт_20_абзаца"><text:span text:style-name="T22"> зав.№ </text:span></text:span><text:span text:style-name="Основной_20_шрифт_20_абзаца"><text:span text:style-name="T2">$bd_num4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2" table:number-columns-spanned="2" office:value-type="string">
            <text:p text:style-name="P28">Измеренное значение скорости счета фон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columns-spanned="2" office:value-type="string">
            <text:p text:style-name="P28">Измеренное значение скорости счета от эталонного источника,</text:p>
            <text:p text:style-name="P27"><text:span text:style-name="T26">с</text:span><text:span text:style-name="Основной_20_шрифт_20_абзаца"><text:span text:style-name="T23">-1</text:span></text:span></text:p>
          </table:table-cell>
          <table:covered-table-cell/>
          <table:table-cell table:style-name="t4.C2" table:number-rows-spanned="2" office:value-type="string">
            <text:p text:style-name="P28">Активность источника,</text:p>
            <text:p text:style-name="P28">кБк</text:p>
          </table:table-cell>
          <table:table-cell table:style-name="t4.C2" table:number-rows-spanned="2" office:value-type="string">
            <text:p text:style-name="P28">Расчетное значение чувствитель-ности БД</text:p>
            <text:p text:style-name="P27"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с</text:span><text:span text:style-name="Основной_20_шрифт_20_абзаца"><text:span text:style-name="T23">-1</text:span></text:span><text:span text:style-name="T26">·кБк</text:span><text:span text:style-name="Основной_20_шрифт_20_абзаца"><text:span text:style-name="T23">-1</text:span></text:span></text:p>
          </table:table-cell>
          <table:table-cell table:style-name="t4.C2" table:number-rows-spanned="2" office:value-type="string">
            <text:p text:style-name="P28">Абсолютная <text:span text:style-name="T4">погрешность</text:span> <text:span text:style-name="T4">чувствитель-ности</text:span> БД</text:p>
            <text:p text:style-name="P27"><text:span text:style-name="T26">Δ=</text:span><text:span text:style-name="T27">$delt4</text:span><text:span text:style-name="T26">-</text:span><text:span text:style-name="Основной_20_шрифт_20_абзаца"><text:span text:style-name="T27">S</text:span></text:span><text:span text:style-name="Основной_20_шрифт_20_абзаца"><text:span text:style-name="T25">p</text:span></text:span><text:span text:style-name="T26">, </text:span>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  <table:table-cell table:style-name="t4.H2" table:number-rows-spanned="2" office:value-type="string">
            <text:p text:style-name="P28">Условие соответствия по ТУ</text:p>
            <text:p text:style-name="P28">Δ, не более </text:p>
            <text:p text:style-name="P27"><text:span text:style-name="Основной_20_шрифт_20_абзаца"><text:span text:style-name="T27">с</text:span></text:span><text:span text:style-name="Основной_20_шрифт_20_абзаца"><text:span text:style-name="T24">-1</text:span></text:span><text:span text:style-name="Основной_20_шрифт_20_абзаца"><text:span text:style-name="T27">·</text:span></text:span><text:span text:style-name="T26">кБк</text:span><text:span text:style-name="Основной_20_шрифт_20_абзаца"><text:span text:style-name="T23">-1</text:span></text:span></text:p>
          </table:table-cell>
        </table:table-row>
        <table:table-row table:style-name="t4.1">
          <table:table-cell table:style-name="t4.A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table-cell table:style-name="t4.B3" office:value-type="string">
            <text:p text:style-name="P29">Результаты измерения</text:p>
          </table:table-cell>
          <table:table-cell table:style-name="t4.B3" office:value-type="string">
            <text:p text:style-name="P29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<text:span text:style-name="T4">$4-</text:span>11</text:p>
          </table:table-cell>
          <table:table-cell table:style-name="t4.B4" table:number-rows-spanned="5" office:value-type="string">
            <text:p text:style-name="P26">$bg_avr4</text:p>
          </table:table-cell>
          <table:table-cell table:style-name="t4.C4" office:value-type="string">
            <text:p text:style-name="P10">$<text:span text:style-name="T4">4</text:span>-21</text:p>
          </table:table-cell>
          <table:table-cell table:style-name="t4.B4" table:number-rows-spanned="5" office:value-type="string">
            <text:p text:style-name="P12">$sr_avr4</text:p>
          </table:table-cell>
          <table:table-cell table:style-name="t4.B4" table:number-rows-spanned="5" office:value-type="string">
            <text:p text:style-name="P9">$activity</text:p>
          </table:table-cell>
          <table:table-cell table:style-name="t4.B4" table:number-rows-spanned="5" office:value-type="string">
            <text:p text:style-name="P9">$sence4</text:p>
          </table:table-cell>
          <table:table-cell table:style-name="t4.B4" table:number-rows-spanned="5" office:value-type="string">
            <text:p text:style-name="P9">$pogr4</text:p>
          </table:table-cell>
          <table:table-cell table:style-name="t4.H4" table:number-rows-spanned="5" office:value-type="string">
            <text:p text:style-name="P28">± 11</text:p>
          </table:table-cell>
        </table:table-row>
        <table:table-row table:style-name="t4.1">
          <table:table-cell table:style-name="t4.A4" office:value-type="string">
            <text:p text:style-name="P11">$4-12</text:p>
          </table:table-cell>
          <table:covered-table-cell/>
          <table:table-cell table:style-name="t4.C4" office:value-type="string">
            <text:p text:style-name="P11">$4-2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4" office:value-type="string">
            <text:p text:style-name="P10">$<text:span text:style-name="T4">4</text:span>-13</text:p>
          </table:table-cell>
          <table:covered-table-cell/>
          <table:table-cell table:style-name="t4.C4" office:value-type="string">
            <text:p text:style-name="P10">$<text:span text:style-name="T4">4</text:span>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7">
          <table:table-cell table:style-name="t4.A4" office:value-type="string">
            <text:p text:style-name="P10"><text:span text:style-name="T4">$4-</text:span>14</text:p>
          </table:table-cell>
          <table:covered-table-cell/>
          <table:table-cell table:style-name="t4.C4" office:value-type="string">
            <text:p text:style-name="P11">$4-2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4.1">
          <table:table-cell table:style-name="t4.A8" office:value-type="string">
            <text:p text:style-name="P11">$4-15</text:p>
          </table:table-cell>
          <table:covered-table-cell/>
          <table:table-cell table:style-name="t4.C8" office:value-type="string">
            <text:p text:style-name="P11">$4-2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6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5327in" fo:margin-bottom="0.292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83in" fo:margin-bottom="0.5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5T13:57:16.30</dc:date>
    <meta:editing-duration>P3DT2H14M37S</meta:editing-duration>
    <meta:editing-cycles>307</meta:editing-cycles>
    <meta:generator>OpenOffice/4.1.6$Win32 OpenOffice.org_project/416m1$Build-9790</meta:generator>
    <meta:document-statistic meta:table-count="5" meta:image-count="0" meta:object-count="0" meta:page-count="2" meta:paragraph-count="163" meta:word-count="385" meta:character-count="3012"/>
  </office:meta>
</office:document-meta>
</file>